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006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svg:stroke-opacity="100%" draw:fill-color="#ffffff" draw:opacity="100%" draw:textarea-horizontal-align="justify" draw:textarea-vertical-align="middle" draw:auto-grow-height="false" fo:min-height="3.814cm" fo:min-width="0cm"/>
    </style:style>
    <style:style style:name="gr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88cm" svg:x="4.205cm" svg:y="4.492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588cm" svg:x="8.967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588cm" svg:x="14.335cm" svg:y="4.492cm">
          <text:p text:style-name="P1">ML-</text:p>
          <text:p text:style-name="P1">Mode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588cm" svg:x="18.462cm" svg:y="4.492cm">
          <text:p text:style-name="P1">Anomalie-</text:p>
          <text:p text:style-name="P1">erkenn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8cm" svg:y1="5.279cm" svg:x2="8.967cm" svg:y2="5.279cm">
          <text:p/>
        </draw:line>
        <draw:line draw:style-name="gr4" draw:text-style-name="P3" draw:layer="layout" svg:x1="12.767cm" svg:y1="5.279cm" svg:x2="14.354cm" svg:y2="5.279cm">
          <text:p/>
        </draw:line>
        <draw:line draw:style-name="gr4" draw:text-style-name="P3" draw:layer="layout" svg:x1="16.878cm" svg:y1="5.279cm" svg:x2="18.465cm" svg:y2="5.279cm">
          <text:p/>
        </draw:line>
        <draw:line draw:style-name="gr4" draw:text-style-name="P3" draw:layer="layout" svg:x1="22.265cm" svg:y1="5.279cm" svg:x2="23.852cm" svg:y2="5.279cm">
          <text:p/>
        </draw:line>
        <draw:custom-shape draw:style-name="gr5" draw:text-style-name="P5" draw:layer="layout" svg:width="3.81cm" svg:height="1.588cm" svg:x="23.86cm" svg:y="4.492cm">
          <text:p text:style-name="P4">Anomalie?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588cm" svg:x="23.86cm" svg:y="2.692cm">
          <text:p text:style-name="P4">Standor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7.51cm" svg:y1="5.28cm" svg:x2="17.51cm" svg:y2="3.502cm">
          <text:p/>
        </draw:line>
        <draw:line draw:style-name="gr7" draw:text-style-name="P3" draw:layer="layout" svg:x1="17.51cm" svg:y1="3.502cm" svg:x2="23.86cm" svg:y2="3.502cm">
          <text:p/>
        </draw:line>
        <draw:line draw:style-name="gr6" draw:text-style-name="P3" draw:layer="layout" svg:x1="17.511cm" svg:y1="3.502cm" svg:x2="10.882cm" svg:y2="3.502cm">
          <text:p/>
        </draw:line>
        <draw:custom-shape draw:style-name="gr8" draw:text-style-name="P6" draw:layer="layout" svg:width="0.317cm" svg:height="4.064cm" svg:x="3.635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317cm" svg:height="4.064cm" svg:x="27.454cm" svg:y="2.635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894cm" svg:y1="3.492cm" svg:x2="10.894cm" svg:y2="4.4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09:43:15.086547708</meta:creation-date>
    <dc:date>2021-04-20T11:58:30.977400902</dc:date>
    <meta:editing-duration>PT21M31S</meta:editing-duration>
    <meta:editing-cycles>6</meta:editing-cycles>
    <meta:generator>LibreOffice/7.1.2.2$Linux_X86_64 LibreOffice_project/10$Build-2</meta:generator>
    <meta:document-statistic meta:object-count="16"/>
  </office:meta>
</office:document-meta>
</file>